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F330000305700003057F89BCC98.svg" manifest:media-type=""/>
  <manifest:file-entry manifest:full-path="Pictures/100000000000012000000120E723B5AC.png" manifest:media-type=""/>
  <manifest:file-entry manifest:full-path="Pictures/1000AC3200000EDB000011B7C1B967E9.svg" manifest:media-type=""/>
  <manifest:file-entry manifest:full-path="Pictures/1000020100000090000000AB3DB0DCD5.png" manifest:media-type=""/>
  <manifest:file-entry manifest:full-path="Pictures/10000201000001D4000001D44216F392.png" manifest:media-type=""/>
  <manifest:file-entry manifest:full-path="Pictures/1000020000000096000000929D8C6834.png" manifest:media-type=""/>
  <manifest:file-entry manifest:full-path="Pictures/10000000000000A800000087A51EE13F.jpg" manifest:media-type=""/>
  <manifest:file-entry manifest:full-path="Pictures/100010580000909C0000166F515F01A7.svg" manifest:media-type=""/>
  <manifest:file-entry manifest:full-path="Pictures/1000020100000577000000D9ED860E9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7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3.284cm"/>
    </style:style>
    <style:style style:name="pr9" style:family="presentation" style:parent-style-name="BrightBlue-outline1">
      <style:graphic-properties fo:min-height="11.929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ro1" style:family="table-row">
      <style:table-row-properties style:row-height="0.852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7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7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3DB0DCD5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</text:p>
          </draw:text-box>
        </draw:frame>
        <draw:frame presentation:style-name="pr8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4216F392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5.4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  <text:list>
                      <text:list-item>
                        <text:p>もっとかっこよくもかけるお！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7.4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2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2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2"><text:span text:style-name="T7">整数のリストなら</text:span></text:p>
          <text:p text:style-name="P2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2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2"><text:span text:style-name="T7">先頭要素から</text:span><text:span text:style-name="T7"><text:line-break/></text:span><text:span text:style-name="T7">順に</text:span></text:p>
          <text:p text:style-name="P2"><text:span text:style-name="T7">大きいほうが</text:span></text:p>
          <text:p text:style-name="P2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2"><text:span text:style-name="T7">空リストは</text:span></text:p>
          <text:p text:style-name="P2"><text:span text:style-name="T7">どんなリストより</text:span></text:p>
          <text:p text:style-name="P2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2"><text:span text:style-name="T7">長さが</text:span></text:p>
          <text:p text:style-name="P2"><text:span text:style-name="T7">違っても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2"><text:span text:style-name="T7">等しいか</text:span></text:p>
          <text:p text:style-name="P2"><text:span text:style-name="T7">どうかは</text:span></text:p>
          <text:p text:style-name="P2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2"><text:span text:style-name="T7">順序には</text:span></text:p>
          <text:p text:style-name="P2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2"><text:span text:style-name="T7">不等号は</text:span></text:p>
          <text:p text:style-name="P2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4" draw:text-style-name="P6" draw:layer="layout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1" draw:id="id1" draw:layer="layout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0.2cm" svg:height="0.2cm" svg:x="14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2cm" svg:height="0.2cm" svg:x="16.6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2cm" svg:height="0.2cm" svg:x="19.2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0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0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0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1" draw:text-style-name="P2" draw:layer="layout" svg:x1="21.4cm" svg:y1="9.1cm" svg:x2="22.4cm" svg:y2="8.3cm">
          <text:p/>
        </draw:line>
        <draw:custom-shape draw:style-name="gr6" draw:text-style-name="P2" draw:layer="layout" svg:width="0.444cm" svg:height="2cm" draw:transform="rotate (-1.5707963267949) translate (1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22.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2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7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0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0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0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1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2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2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2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無限リスト！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「端っこを指定しない範囲」で無限リストが作れる</text:p>
              </text:list-item>
              <text:list-item>
                <text:p>takeと組み合わせると超便利！<text:line-break/><text:line-break/></text:p>
              </text:list-item>
              <text:list-item>
                <text:p>遅延評価ばんざい</text:p>
                <text:list>
                  <text:list-item>
                    <text:p>take 10 を評価して「実際に値を取り出す」ときまでリストの実体を作らないということ</text:p>
                    <text:list>
                      <text:list-item>
                        <text:p>Scalaにもlazyっていうvalの修飾子があるにょろ</text:p>
                      </text:list-item>
                    </text:list>
                  </text:list-item>
                </text:list>
              </text:list-item>
              <text:list-item>
                <text:p>あと便利な関数たち</text:p>
                <text:list>
                  <text:list-item>
                    <text:p>cycle [1,2,3] / repeat 'a' / replicate 100 'a'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354cm" svg:x="3cm" svg:y="8.246cm">
          <text:p text:style-name="P5"><text:span text:style-name="T6">Prelude&gt; take 10 [13,26..]</text:span></text:p>
          <text:p text:style-name="P5"><text:span text:style-name="T6">[13,26,39,52,65,78,91,104,117,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cm" svg:height="1.754cm" svg:x="17.6cm" svg:y="7.546cm">
          <text:p text:style-name="P2"><text:span text:style-name="T7">13</text:span><text:span text:style-name="T7">の倍数を</text:span></text:p>
          <text:p text:style-name="P2"><text:span text:style-name="T7">10</text:span><text:span text:style-name="T7">個ちょうだ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889.2136127668 12689.23076923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リスト内包表記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数学の集合の表記に似た感じでリストを作る</text:p>
              </text:list-item>
            </text:list>
          </draw:text-box>
        </draw:frame>
        <draw:custom-shape draw:style-name="gr4" draw:text-style-name="P6" draw:layer="layout" svg:width="20.8cm" svg:height="6.1cm" svg:x="3cm" svg:y="6.7cm">
          <text:p text:style-name="P5"><text:span text:style-name="T6">Prelude&gt; [x*2 | x &lt;- [1..10]]</text:span></text:p>
          <text:p text:style-name="P5"><text:span text:style-name="T6">[2,4,6,8,10,12,14,16,18,20]</text:span></text:p>
          <text:p text:style-name="P5"><text:span text:style-name="T6">Prelude&gt; [x*2 | x &lt;- [1..10], x*2 &gt;= 12]</text:span></text:p>
          <text:p text:style-name="P5"><text:span text:style-name="T6">[12,14,16,18,20]</text:span></text:p>
          <text:p text:style-name="P5"><text:span text:style-name="T6">Prelude&gt; [x | x &lt;- [50..100], x `mod` 7 == 0]</text:span></text:p>
          <text:p text:style-name="P5"><text:span text:style-name="T6">[56,63,70,77,84,91,98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1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ED860E98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07T13:35:44.769316746</dc:date>
    <dc:creator>Naruhiko Ogasawara</dc:creator>
    <meta:editing-duration>PT2H24M50S</meta:editing-duration>
    <meta:editing-cycles>8</meta:editing-cycles>
    <meta:generator>LibreOffice/4.1.1.2$Linux_x86 LibreOffice_project/410m0$Build-2</meta:generator>
    <meta:document-statistic meta:object-count="207"/>
  </office:meta>
</office:document-meta>
</file>